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83.31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2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nsensusTime1-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Consensus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n-ConTime</text:p>
          </table:table-cell>
          <table:table-cell office:value-type="string" calcext:value-type="string">
            <text:p>StartCon</text:p>
          </table:table-cell>
          <table:table-cell/>
          <table:table-cell office:value-type="string" calcext:value-type="string">
            <text:p>Throughput</text:p>
          </table:table-cell>
          <table:table-cell office:value-type="string" calcext:value-type="string">
            <text:p>Con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519539" calcext:value-type="float">
            <text:p>204519539</text:p>
          </table:table-cell>
          <table:table-cell office:value-type="float" office:value="1270" calcext:value-type="float">
            <text:p>1270</text:p>
          </table:table-cell>
          <table:table-cell table:formula="of:=[.F3]-[.F2]" office:value-type="float" office:value="1096240128" calcext:value-type="float">
            <text:p>1096240128</text:p>
          </table:table-cell>
          <table:table-cell table:formula="of:=[.D2]-[.B2]" office:value-type="float" office:value="891720589" calcext:value-type="float">
            <text:p>891720589</text:p>
          </table:table-cell>
          <table:table-cell office:value-type="float" office:value="1.53118594464802E+018" calcext:value-type="float">
            <text:p>1.53118594464802E+0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1949390" calcext:value-type="float">
            <text:p>401949390</text:p>
          </table:table-cell>
          <table:table-cell office:value-type="float" office:value="1271" calcext:value-type="float">
            <text:p>1271</text:p>
          </table:table-cell>
          <table:table-cell table:formula="of:=[.F4]-[.F3]" office:value-type="float" office:value="1279340032" calcext:value-type="float">
            <text:p>1279340032</text:p>
          </table:table-cell>
          <table:table-cell table:formula="of:=[.D3]-[.B3]" office:value-type="float" office:value="877390642" calcext:value-type="float">
            <text:p>877390642</text:p>
          </table:table-cell>
          <table:table-cell office:value-type="float" office:value="1.53118594574426E+018" calcext:value-type="float">
            <text:p>1.53118594574426E+018</text:p>
          </table:table-cell>
          <table:table-cell/>
          <table:table-cell table:formula="of:=[.C3]/([.D3]/1000000000)" office:value-type="float" office:value="993.480988797824" calcext:value-type="float">
            <text:p>993.480988797824</text:p>
          </table:table-cell>
          <table:table-cell table:formula="of:=[.C3]/([.B3]/1000000000)" office:value-type="float" office:value="3162.08963521502" calcext:value-type="float">
            <text:p>3162.089635215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7293957" calcext:value-type="float">
            <text:p>417293957</text:p>
          </table:table-cell>
          <table:table-cell office:value-type="float" office:value="1271" calcext:value-type="float">
            <text:p>1271</text:p>
          </table:table-cell>
          <table:table-cell table:formula="of:=[.F5]-[.F4]" office:value-type="float" office:value="981449984" calcext:value-type="float">
            <text:p>981449984</text:p>
          </table:table-cell>
          <table:table-cell table:formula="of:=[.D4]-[.B4]" office:value-type="float" office:value="564156027" calcext:value-type="float">
            <text:p>564156027</text:p>
          </table:table-cell>
          <table:table-cell office:value-type="float" office:value="1.5311859470236E+018" calcext:value-type="float">
            <text:p>1.5311859470236E+018</text:p>
          </table:table-cell>
          <table:table-cell/>
          <table:table-cell table:formula="of:=[.C4]/([.D4]/1000000000)" office:value-type="float" office:value="1295.02269165048" calcext:value-type="float">
            <text:p>1295.02269165048</text:p>
          </table:table-cell>
          <table:table-cell table:formula="of:=[.C4]/([.B4]/1000000000)" office:value-type="float" office:value="3045.81453596271" calcext:value-type="float">
            <text:p>3045.814535962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3071663" calcext:value-type="float">
            <text:p>803071663</text:p>
          </table:table-cell>
          <table:table-cell office:value-type="float" office:value="1272" calcext:value-type="float">
            <text:p>1272</text:p>
          </table:table-cell>
          <table:table-cell table:formula="of:=[.F6]-[.F5]" office:value-type="float" office:value="1648009984" calcext:value-type="float">
            <text:p>1648009984</text:p>
          </table:table-cell>
          <table:table-cell table:formula="of:=[.D5]-[.B5]" office:value-type="float" office:value="844938321" calcext:value-type="float">
            <text:p>844938321</text:p>
          </table:table-cell>
          <table:table-cell office:value-type="float" office:value="1.53118594800505E+018" calcext:value-type="float">
            <text:p>1.53118594800505E+018</text:p>
          </table:table-cell>
          <table:table-cell/>
          <table:table-cell table:formula="of:=[.C5]/([.D5]/1000000000)" office:value-type="float" office:value="771.839984192717" calcext:value-type="float">
            <text:p>771.839984192717</text:p>
          </table:table-cell>
          <table:table-cell table:formula="of:=[.C5]/([.B5]/1000000000)" office:value-type="float" office:value="1583.91842049095" calcext:value-type="float">
            <text:p>1583.918420490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2119202" calcext:value-type="float">
            <text:p>402119202</text:p>
          </table:table-cell>
          <table:table-cell office:value-type="float" office:value="1273" calcext:value-type="float">
            <text:p>1273</text:p>
          </table:table-cell>
          <table:table-cell table:formula="of:=[.F7]-[.F6]" office:value-type="float" office:value="1236299776" calcext:value-type="float">
            <text:p>1236299776</text:p>
          </table:table-cell>
          <table:table-cell table:formula="of:=[.D6]-[.B6]" office:value-type="float" office:value="834180574" calcext:value-type="float">
            <text:p>834180574</text:p>
          </table:table-cell>
          <table:table-cell office:value-type="float" office:value="1.53118594965306E+018" calcext:value-type="float">
            <text:p>1.53118594965306E+018</text:p>
          </table:table-cell>
          <table:table-cell/>
          <table:table-cell table:formula="of:=[.C6]/([.D6]/1000000000)" office:value-type="float" office:value="1029.68553801631" calcext:value-type="float">
            <text:p>1029.68553801631</text:p>
          </table:table-cell>
          <table:table-cell table:formula="of:=[.C6]/([.B6]/1000000000)" office:value-type="float" office:value="3165.72795745278" calcext:value-type="float">
            <text:p>3165.727957452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2317658" calcext:value-type="float">
            <text:p>502317658</text:p>
          </table:table-cell>
          <table:table-cell office:value-type="float" office:value="1273" calcext:value-type="float">
            <text:p>1273</text:p>
          </table:table-cell>
          <table:table-cell table:formula="of:=[.F8]-[.F7]" office:value-type="float" office:value="1339380224" calcext:value-type="float">
            <text:p>1339380224</text:p>
          </table:table-cell>
          <table:table-cell table:formula="of:=[.D7]-[.B7]" office:value-type="float" office:value="837062566" calcext:value-type="float">
            <text:p>837062566</text:p>
          </table:table-cell>
          <table:table-cell office:value-type="float" office:value="1.53118595088936E+018" calcext:value-type="float">
            <text:p>1.53118595088936E+018</text:p>
          </table:table-cell>
          <table:table-cell/>
          <table:table-cell table:formula="of:=[.C7]/([.D7]/1000000000)" office:value-type="float" office:value="950.439596754864" calcext:value-type="float">
            <text:p>950.439596754864</text:p>
          </table:table-cell>
          <table:table-cell table:formula="of:=[.C7]/([.B7]/1000000000)" office:value-type="float" office:value="2534.25293681394" calcext:value-type="float">
            <text:p>2534.252936813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359278" calcext:value-type="float">
            <text:p>118359278</text:p>
          </table:table-cell>
          <table:table-cell office:value-type="float" office:value="1274" calcext:value-type="float">
            <text:p>1274</text:p>
          </table:table-cell>
          <table:table-cell table:formula="of:=[.F9]-[.F8]" office:value-type="float" office:value="724460032" calcext:value-type="float">
            <text:p>724460032</text:p>
          </table:table-cell>
          <table:table-cell table:formula="of:=[.D8]-[.B8]" office:value-type="float" office:value="606100754" calcext:value-type="float">
            <text:p>606100754</text:p>
          </table:table-cell>
          <table:table-cell office:value-type="float" office:value="1.53118595222874E+018" calcext:value-type="float">
            <text:p>1.53118595222874E+018</text:p>
          </table:table-cell>
          <table:table-cell/>
          <table:table-cell table:formula="of:=[.C8]/([.D8]/1000000000)" office:value-type="float" office:value="1758.55111907678" calcext:value-type="float">
            <text:p>1758.55111907678</text:p>
          </table:table-cell>
          <table:table-cell table:formula="of:=[.C8]/([.B8]/1000000000)" office:value-type="float" office:value="10763.8372042114" calcext:value-type="float">
            <text:p>10763.8372042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4612441" calcext:value-type="float">
            <text:p>804612441</text:p>
          </table:table-cell>
          <table:table-cell office:value-type="float" office:value="1275" calcext:value-type="float">
            <text:p>1275</text:p>
          </table:table-cell>
          <table:table-cell table:formula="of:=[.F10]-[.F9]" office:value-type="float" office:value="1639629824" calcext:value-type="float">
            <text:p>1639629824</text:p>
          </table:table-cell>
          <table:table-cell table:formula="of:=[.D9]-[.B9]" office:value-type="float" office:value="835017383" calcext:value-type="float">
            <text:p>835017383</text:p>
          </table:table-cell>
          <table:table-cell office:value-type="float" office:value="1.5311859529532E+018" calcext:value-type="float">
            <text:p>1.5311859529532E+018</text:p>
          </table:table-cell>
          <table:table-cell/>
          <table:table-cell table:formula="of:=[.C9]/([.D9]/1000000000)" office:value-type="float" office:value="777.614545269457" calcext:value-type="float">
            <text:p>777.614545269457</text:p>
          </table:table-cell>
          <table:table-cell table:formula="of:=[.C9]/([.B9]/1000000000)" office:value-type="float" office:value="1584.61382776456" calcext:value-type="float">
            <text:p>1584.613827764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3434441" calcext:value-type="float">
            <text:p>203434441</text:p>
          </table:table-cell>
          <table:table-cell office:value-type="float" office:value="1275" calcext:value-type="float">
            <text:p>1275</text:p>
          </table:table-cell>
          <table:table-cell table:formula="of:=[.F11]-[.F10]" office:value-type="float" office:value="1096649984" calcext:value-type="float">
            <text:p>1096649984</text:p>
          </table:table-cell>
          <table:table-cell table:formula="of:=[.D10]-[.B10]" office:value-type="float" office:value="893215543" calcext:value-type="float">
            <text:p>893215543</text:p>
          </table:table-cell>
          <table:table-cell office:value-type="float" office:value="1.53118595459283E+018" calcext:value-type="float">
            <text:p>1.53118595459283E+018</text:p>
          </table:table-cell>
          <table:table-cell/>
          <table:table-cell table:formula="of:=[.C10]/([.D10]/1000000000)" office:value-type="float" office:value="1162.63166789961" calcext:value-type="float">
            <text:p>1162.63166789961</text:p>
          </table:table-cell>
          <table:table-cell table:formula="of:=[.C10]/([.B10]/1000000000)" office:value-type="float" office:value="6267.37534575082" calcext:value-type="float">
            <text:p>6267.375345750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2110205" calcext:value-type="float">
            <text:p>502110205</text:p>
          </table:table-cell>
          <table:table-cell office:value-type="float" office:value="1276" calcext:value-type="float">
            <text:p>1276</text:p>
          </table:table-cell>
          <table:table-cell table:formula="of:=[.F12]-[.F11]" office:value-type="float" office:value="1366660096" calcext:value-type="float">
            <text:p>1366660096</text:p>
          </table:table-cell>
          <table:table-cell table:formula="of:=[.D11]-[.B11]" office:value-type="float" office:value="864549891" calcext:value-type="float">
            <text:p>864549891</text:p>
          </table:table-cell>
          <table:table-cell office:value-type="float" office:value="1.53118595568948E+018" calcext:value-type="float">
            <text:p>1.53118595568948E+018</text:p>
          </table:table-cell>
          <table:table-cell/>
          <table:table-cell table:formula="of:=[.C11]/([.D11]/1000000000)" office:value-type="float" office:value="933.663025455014" calcext:value-type="float">
            <text:p>933.663025455014</text:p>
          </table:table-cell>
          <table:table-cell table:formula="of:=[.C11]/([.B11]/1000000000)" office:value-type="float" office:value="2541.27477851202" calcext:value-type="float">
            <text:p>2541.274778512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2909565" calcext:value-type="float">
            <text:p>422909565</text:p>
          </table:table-cell>
          <table:table-cell office:value-type="float" office:value="1276" calcext:value-type="float">
            <text:p>1276</text:p>
          </table:table-cell>
          <table:table-cell table:formula="of:=[.F13]-[.F12]" office:value-type="float" office:value="999909888" calcext:value-type="float">
            <text:p>999909888</text:p>
          </table:table-cell>
          <table:table-cell table:formula="of:=[.D12]-[.B12]" office:value-type="float" office:value="577000323" calcext:value-type="float">
            <text:p>577000323</text:p>
          </table:table-cell>
          <table:table-cell office:value-type="float" office:value="1.53118595705614E+018" calcext:value-type="float">
            <text:p>1.53118595705614E+018</text:p>
          </table:table-cell>
          <table:table-cell/>
          <table:table-cell table:formula="of:=[.C12]/([.D12]/1000000000)" office:value-type="float" office:value="1276.11499327427" calcext:value-type="float">
            <text:p>1276.11499327427</text:p>
          </table:table-cell>
          <table:table-cell table:formula="of:=[.C12]/([.B12]/1000000000)" office:value-type="float" office:value="3017.19352221319" calcext:value-type="float">
            <text:p>3017.193522213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5330390" calcext:value-type="float">
            <text:p>605330390</text:p>
          </table:table-cell>
          <table:table-cell office:value-type="float" office:value="1277" calcext:value-type="float">
            <text:p>1277</text:p>
          </table:table-cell>
          <table:table-cell table:formula="of:=[.F14]-[.F13]" office:value-type="float" office:value="1604460032" calcext:value-type="float">
            <text:p>1604460032</text:p>
          </table:table-cell>
          <table:table-cell table:formula="of:=[.D13]-[.B13]" office:value-type="float" office:value="999129642" calcext:value-type="float">
            <text:p>999129642</text:p>
          </table:table-cell>
          <table:table-cell office:value-type="float" office:value="1.53118595805605E+018" calcext:value-type="float">
            <text:p>1.53118595805605E+018</text:p>
          </table:table-cell>
          <table:table-cell/>
          <table:table-cell table:formula="of:=[.C13]/([.D13]/1000000000)" office:value-type="float" office:value="795.906395005794" calcext:value-type="float">
            <text:p>795.906395005794</text:p>
          </table:table-cell>
          <table:table-cell table:formula="of:=[.C13]/([.B13]/1000000000)" office:value-type="float" office:value="2109.59175533877" calcext:value-type="float">
            <text:p>2109.591755338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4319038" calcext:value-type="float">
            <text:p>404319038</text:p>
          </table:table-cell>
          <table:table-cell office:value-type="float" office:value="1278" calcext:value-type="float">
            <text:p>1278</text:p>
          </table:table-cell>
          <table:table-cell table:formula="of:=[.F15]-[.F14]" office:value-type="float" office:value="1368070144" calcext:value-type="float">
            <text:p>1368070144</text:p>
          </table:table-cell>
          <table:table-cell table:formula="of:=[.D14]-[.B14]" office:value-type="float" office:value="963751106" calcext:value-type="float">
            <text:p>963751106</text:p>
          </table:table-cell>
          <table:table-cell office:value-type="float" office:value="1.53118595966051E+018" calcext:value-type="float">
            <text:p>1.53118595966051E+018</text:p>
          </table:table-cell>
          <table:table-cell/>
          <table:table-cell table:formula="of:=[.C14]/([.D14]/1000000000)" office:value-type="float" office:value="934.16262726365" calcext:value-type="float">
            <text:p>934.16262726365</text:p>
          </table:table-cell>
          <table:table-cell table:formula="of:=[.C14]/([.B14]/1000000000)" office:value-type="float" office:value="3160.87020369296" calcext:value-type="float">
            <text:p>3160.870203692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2231887" calcext:value-type="float">
            <text:p>502231887</text:p>
          </table:table-cell>
          <table:table-cell office:value-type="float" office:value="1278" calcext:value-type="float">
            <text:p>1278</text:p>
          </table:table-cell>
          <table:table-cell table:formula="of:=[.F16]-[.F15]" office:value-type="float" office:value="1344480000" calcext:value-type="float">
            <text:p>1344480000</text:p>
          </table:table-cell>
          <table:table-cell table:formula="of:=[.D15]-[.B15]" office:value-type="float" office:value="842248113" calcext:value-type="float">
            <text:p>842248113</text:p>
          </table:table-cell>
          <table:table-cell office:value-type="float" office:value="1.53118596102858E+018" calcext:value-type="float">
            <text:p>1.53118596102858E+018</text:p>
          </table:table-cell>
          <table:table-cell/>
          <table:table-cell table:formula="of:=[.C15]/([.D15]/1000000000)" office:value-type="float" office:value="950.553373795073" calcext:value-type="float">
            <text:p>950.553373795073</text:p>
          </table:table-cell>
          <table:table-cell table:formula="of:=[.C15]/([.B15]/1000000000)" office:value-type="float" office:value="2544.64129634206" calcext:value-type="float">
            <text:p>2544.641296342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7593217" calcext:value-type="float">
            <text:p>117593217</text:p>
          </table:table-cell>
          <table:table-cell office:value-type="float" office:value="1279" calcext:value-type="float">
            <text:p>1279</text:p>
          </table:table-cell>
          <table:table-cell table:formula="of:=[.F17]-[.F16]" office:value-type="float" office:value="783699712" calcext:value-type="float">
            <text:p>783699712</text:p>
          </table:table-cell>
          <table:table-cell table:formula="of:=[.D16]-[.B16]" office:value-type="float" office:value="666106495" calcext:value-type="float">
            <text:p>666106495</text:p>
          </table:table-cell>
          <table:table-cell office:value-type="float" office:value="1.53118596237306E+018" calcext:value-type="float">
            <text:p>1.53118596237306E+018</text:p>
          </table:table-cell>
          <table:table-cell/>
          <table:table-cell table:formula="of:=[.C16]/([.D16]/1000000000)" office:value-type="float" office:value="1632.00264133822" calcext:value-type="float">
            <text:p>1632.00264133822</text:p>
          </table:table-cell>
          <table:table-cell table:formula="of:=[.C16]/([.B16]/1000000000)" office:value-type="float" office:value="10876.4776798308" calcext:value-type="float">
            <text:p>10876.47767983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4836812" calcext:value-type="float">
            <text:p>804836812</text:p>
          </table:table-cell>
          <table:table-cell office:value-type="float" office:value="1280" calcext:value-type="float">
            <text:p>1280</text:p>
          </table:table-cell>
          <table:table-cell table:formula="of:=[.F18]-[.F17]" office:value-type="float" office:value="1652010240" calcext:value-type="float">
            <text:p>1652010240</text:p>
          </table:table-cell>
          <table:table-cell table:formula="of:=[.D17]-[.B17]" office:value-type="float" office:value="847173428" calcext:value-type="float">
            <text:p>847173428</text:p>
          </table:table-cell>
          <table:table-cell office:value-type="float" office:value="1.53118596315676E+018" calcext:value-type="float">
            <text:p>1.53118596315676E+018</text:p>
          </table:table-cell>
          <table:table-cell/>
          <table:table-cell table:formula="of:=[.C17]/([.D17]/1000000000)" office:value-type="float" office:value="774.813599218368" calcext:value-type="float">
            <text:p>774.813599218368</text:p>
          </table:table-cell>
          <table:table-cell table:formula="of:=[.C17]/([.B17]/1000000000)" office:value-type="float" office:value="1590.38451138838" calcext:value-type="float">
            <text:p>1590.384511388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2602429" calcext:value-type="float">
            <text:p>502602429</text:p>
          </table:table-cell>
          <table:table-cell office:value-type="float" office:value="1280" calcext:value-type="float">
            <text:p>1280</text:p>
          </table:table-cell>
          <table:table-cell table:formula="of:=[.F19]-[.F18]" office:value-type="float" office:value="1368099840" calcext:value-type="float">
            <text:p>1368099840</text:p>
          </table:table-cell>
          <table:table-cell table:formula="of:=[.D18]-[.B18]" office:value-type="float" office:value="865497411" calcext:value-type="float">
            <text:p>865497411</text:p>
          </table:table-cell>
          <table:table-cell office:value-type="float" office:value="1.53118596480877E+018" calcext:value-type="float">
            <text:p>1.53118596480877E+018</text:p>
          </table:table-cell>
          <table:table-cell/>
          <table:table-cell table:formula="of:=[.C18]/([.D18]/1000000000)" office:value-type="float" office:value="935.604231925062" calcext:value-type="float">
            <text:p>935.604231925062</text:p>
          </table:table-cell>
          <table:table-cell table:formula="of:=[.C18]/([.B18]/1000000000)" office:value-type="float" office:value="2546.74455622259" calcext:value-type="float">
            <text:p>2546.744556222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2243324" calcext:value-type="float">
            <text:p>502243324</text:p>
          </table:table-cell>
          <table:table-cell office:value-type="float" office:value="1281" calcext:value-type="float">
            <text:p>1281</text:p>
          </table:table-cell>
          <table:table-cell table:formula="of:=[.F20]-[.F19]" office:value-type="float" office:value="1347840000" calcext:value-type="float">
            <text:p>1347840000</text:p>
          </table:table-cell>
          <table:table-cell table:formula="of:=[.D19]-[.B19]" office:value-type="float" office:value="845596676" calcext:value-type="float">
            <text:p>845596676</text:p>
          </table:table-cell>
          <table:table-cell office:value-type="float" office:value="1.53118596617687E+018" calcext:value-type="float">
            <text:p>1.53118596617687E+018</text:p>
          </table:table-cell>
          <table:table-cell/>
          <table:table-cell table:formula="of:=[.C19]/([.D19]/1000000000)" office:value-type="float" office:value="950.409544159544" calcext:value-type="float">
            <text:p>950.409544159544</text:p>
          </table:table-cell>
          <table:table-cell table:formula="of:=[.C19]/([.B19]/1000000000)" office:value-type="float" office:value="2550.55655055357" calcext:value-type="float">
            <text:p>2550.556550553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9918197" calcext:value-type="float">
            <text:p>419918197</text:p>
          </table:table-cell>
          <table:table-cell office:value-type="float" office:value="1281" calcext:value-type="float">
            <text:p>1281</text:p>
          </table:table-cell>
          <table:table-cell table:formula="of:=[.F21]-[.F20]" office:value-type="float" office:value="1011890176" calcext:value-type="float">
            <text:p>1011890176</text:p>
          </table:table-cell>
          <table:table-cell table:formula="of:=[.D20]-[.B20]" office:value-type="float" office:value="591971979" calcext:value-type="float">
            <text:p>591971979</text:p>
          </table:table-cell>
          <table:table-cell office:value-type="float" office:value="1.53118596752471E+018" calcext:value-type="float">
            <text:p>1.53118596752471E+018</text:p>
          </table:table-cell>
          <table:table-cell/>
          <table:table-cell table:formula="of:=[.C20]/([.D20]/1000000000)" office:value-type="float" office:value="1265.9476595215" calcext:value-type="float">
            <text:p>1265.9476595215</text:p>
          </table:table-cell>
          <table:table-cell table:formula="of:=[.C20]/([.B20]/1000000000)" office:value-type="float" office:value="3050.59416131947" calcext:value-type="float">
            <text:p>3050.594161319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4879118" calcext:value-type="float">
            <text:p>804879118</text:p>
          </table:table-cell>
          <table:table-cell office:value-type="float" office:value="1282" calcext:value-type="float">
            <text:p>1282</text:p>
          </table:table-cell>
          <table:table-cell table:formula="of:=[.F22]-[.F21]" office:value-type="float" office:value="1656160000" calcext:value-type="float">
            <text:p>1656160000</text:p>
          </table:table-cell>
          <table:table-cell table:formula="of:=[.D21]-[.B21]" office:value-type="float" office:value="851280882" calcext:value-type="float">
            <text:p>851280882</text:p>
          </table:table-cell>
          <table:table-cell office:value-type="float" office:value="1.5311859685366E+018" calcext:value-type="float">
            <text:p>1.5311859685366E+018</text:p>
          </table:table-cell>
          <table:table-cell/>
          <table:table-cell table:formula="of:=[.C21]/([.D21]/1000000000)" office:value-type="float" office:value="774.079799053232" calcext:value-type="float">
            <text:p>774.079799053232</text:p>
          </table:table-cell>
          <table:table-cell table:formula="of:=[.C21]/([.B21]/1000000000)" office:value-type="float" office:value="1592.78576289266" calcext:value-type="float">
            <text:p>1592.785762892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4279903" calcext:value-type="float">
            <text:p>404279903</text:p>
          </table:table-cell>
          <table:table-cell office:value-type="float" office:value="1283" calcext:value-type="float">
            <text:p>1283</text:p>
          </table:table-cell>
          <table:table-cell table:formula="of:=[.F23]-[.F22]" office:value-type="float" office:value="1289449984" calcext:value-type="float">
            <text:p>1289449984</text:p>
          </table:table-cell>
          <table:table-cell table:formula="of:=[.D22]-[.B22]" office:value-type="float" office:value="885170081" calcext:value-type="float">
            <text:p>885170081</text:p>
          </table:table-cell>
          <table:table-cell office:value-type="float" office:value="1.53118597019276E+018" calcext:value-type="float">
            <text:p>1.53118597019276E+018</text:p>
          </table:table-cell>
          <table:table-cell/>
          <table:table-cell table:formula="of:=[.C22]/([.D22]/1000000000)" office:value-type="float" office:value="994.99787965409" calcext:value-type="float">
            <text:p>994.99787965409</text:p>
          </table:table-cell>
          <table:table-cell table:formula="of:=[.C22]/([.B22]/1000000000)" office:value-type="float" office:value="3173.54385038526" calcext:value-type="float">
            <text:p>3173.543850385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1886138" calcext:value-type="float">
            <text:p>401886138</text:p>
          </table:table-cell>
          <table:table-cell office:value-type="float" office:value="1283" calcext:value-type="float">
            <text:p>1283</text:p>
          </table:table-cell>
          <table:table-cell table:formula="of:=[.F24]-[.F23]" office:value-type="float" office:value="1245449984" calcext:value-type="float">
            <text:p>1245449984</text:p>
          </table:table-cell>
          <table:table-cell table:formula="of:=[.D23]-[.B23]" office:value-type="float" office:value="843563846" calcext:value-type="float">
            <text:p>843563846</text:p>
          </table:table-cell>
          <table:table-cell office:value-type="float" office:value="1.53118597148221E+018" calcext:value-type="float">
            <text:p>1.53118597148221E+018</text:p>
          </table:table-cell>
          <table:table-cell/>
          <table:table-cell table:formula="of:=[.C23]/([.D23]/1000000000)" office:value-type="float" office:value="1030.14975830615" calcext:value-type="float">
            <text:p>1030.14975830615</text:p>
          </table:table-cell>
          <table:table-cell table:formula="of:=[.C23]/([.B23]/1000000000)" office:value-type="float" office:value="3192.44651329576" calcext:value-type="float">
            <text:p>3192.446513295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0001820" calcext:value-type="float">
            <text:p>420001820</text:p>
          </table:table-cell>
          <table:table-cell office:value-type="float" office:value="1284" calcext:value-type="float">
            <text:p>1284</text:p>
          </table:table-cell>
          <table:table-cell table:formula="of:=[.F25]-[.F24]" office:value-type="float" office:value="1055899904" calcext:value-type="float">
            <text:p>1055899904</text:p>
          </table:table-cell>
          <table:table-cell table:formula="of:=[.D24]-[.B24]" office:value-type="float" office:value="635898084" calcext:value-type="float">
            <text:p>635898084</text:p>
          </table:table-cell>
          <table:table-cell office:value-type="float" office:value="1.53118597272766E+018" calcext:value-type="float">
            <text:p>1.53118597272766E+018</text:p>
          </table:table-cell>
          <table:table-cell/>
          <table:table-cell table:formula="of:=[.C24]/([.D24]/1000000000)" office:value-type="float" office:value="1216.02435527828" calcext:value-type="float">
            <text:p>1216.02435527828</text:p>
          </table:table-cell>
          <table:table-cell table:formula="of:=[.C24]/([.B24]/1000000000)" office:value-type="float" office:value="3057.12960958122" calcext:value-type="float">
            <text:p>3057.129609581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4970132" calcext:value-type="float">
            <text:p>804970132</text:p>
          </table:table-cell>
          <table:table-cell office:value-type="float" office:value="1285" calcext:value-type="float">
            <text:p>1285</text:p>
          </table:table-cell>
          <table:table-cell table:formula="of:=[.F26]-[.F25]" office:value-type="float" office:value="1721750272" calcext:value-type="float">
            <text:p>1721750272</text:p>
          </table:table-cell>
          <table:table-cell table:formula="of:=[.D25]-[.B25]" office:value-type="float" office:value="916780140" calcext:value-type="float">
            <text:p>916780140</text:p>
          </table:table-cell>
          <table:table-cell office:value-type="float" office:value="1.53118597378356E+018" calcext:value-type="float">
            <text:p>1.53118597378356E+018</text:p>
          </table:table-cell>
          <table:table-cell/>
          <table:table-cell table:formula="of:=[.C25]/([.D25]/1000000000)" office:value-type="float" office:value="746.333554231028" calcext:value-type="float">
            <text:p>746.333554231028</text:p>
          </table:table-cell>
          <table:table-cell table:formula="of:=[.C25]/([.B25]/1000000000)" office:value-type="float" office:value="1596.33252081954" calcext:value-type="float">
            <text:p>1596.332520819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4642384" calcext:value-type="float">
            <text:p>404642384</text:p>
          </table:table-cell>
          <table:table-cell office:value-type="float" office:value="1285" calcext:value-type="float">
            <text:p>1285</text:p>
          </table:table-cell>
          <table:table-cell table:formula="of:=[.F27]-[.F26]" office:value-type="float" office:value="1270009856" calcext:value-type="float">
            <text:p>1270009856</text:p>
          </table:table-cell>
          <table:table-cell table:formula="of:=[.D26]-[.B26]" office:value-type="float" office:value="865367472" calcext:value-type="float">
            <text:p>865367472</text:p>
          </table:table-cell>
          <table:table-cell office:value-type="float" office:value="1.53118597550531E+018" calcext:value-type="float">
            <text:p>1.53118597550531E+018</text:p>
          </table:table-cell>
          <table:table-cell/>
          <table:table-cell table:formula="of:=[.C26]/([.D26]/1000000000)" office:value-type="float" office:value="1011.80317139208" calcext:value-type="float">
            <text:p>1011.80317139208</text:p>
          </table:table-cell>
          <table:table-cell table:formula="of:=[.C26]/([.B26]/1000000000)" office:value-type="float" office:value="3175.6436073192" calcext:value-type="float">
            <text:p>3175.64360731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2385770" calcext:value-type="float">
            <text:p>402385770</text:p>
          </table:table-cell>
          <table:table-cell office:value-type="float" office:value="1286" calcext:value-type="float">
            <text:p>1286</text:p>
          </table:table-cell>
          <table:table-cell table:formula="of:=[.F28]-[.F27]" office:value-type="float" office:value="1374089984" calcext:value-type="float">
            <text:p>1374089984</text:p>
          </table:table-cell>
          <table:table-cell table:formula="of:=[.D27]-[.B27]" office:value-type="float" office:value="971704214" calcext:value-type="float">
            <text:p>971704214</text:p>
          </table:table-cell>
          <table:table-cell office:value-type="float" office:value="1.53118597677532E+018" calcext:value-type="float">
            <text:p>1.53118597677532E+018</text:p>
          </table:table-cell>
          <table:table-cell/>
          <table:table-cell table:formula="of:=[.C27]/([.D27]/1000000000)" office:value-type="float" office:value="935.89212859003" calcext:value-type="float">
            <text:p>935.89212859003</text:p>
          </table:table-cell>
          <table:table-cell table:formula="of:=[.C27]/([.B27]/1000000000)" office:value-type="float" office:value="3195.93806709417" calcext:value-type="float">
            <text:p>3195.938067094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9022893" calcext:value-type="float">
            <text:p>119022893</text:p>
          </table:table-cell>
          <table:table-cell office:value-type="float" office:value="1286" calcext:value-type="float">
            <text:p>1286</text:p>
          </table:table-cell>
          <table:table-cell table:formula="of:=[.F29]-[.F28]" office:value-type="float" office:value="611620096" calcext:value-type="float">
            <text:p>611620096</text:p>
          </table:table-cell>
          <table:table-cell table:formula="of:=[.D28]-[.B28]" office:value-type="float" office:value="492597203" calcext:value-type="float">
            <text:p>492597203</text:p>
          </table:table-cell>
          <table:table-cell office:value-type="float" office:value="1.53118597814941E+018" calcext:value-type="float">
            <text:p>1.53118597814941E+018</text:p>
          </table:table-cell>
          <table:table-cell/>
          <table:table-cell table:formula="of:=[.C28]/([.D28]/1000000000)" office:value-type="float" office:value="2102.61240337008" calcext:value-type="float">
            <text:p>2102.61240337008</text:p>
          </table:table-cell>
          <table:table-cell table:formula="of:=[.C28]/([.B28]/1000000000)" office:value-type="float" office:value="10804.6441116164" calcext:value-type="float">
            <text:p>10804.64411161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2296948" calcext:value-type="float">
            <text:p>602296948</text:p>
          </table:table-cell>
          <table:table-cell office:value-type="float" office:value="1287" calcext:value-type="float">
            <text:p>1287</text:p>
          </table:table-cell>
          <table:table-cell table:formula="of:=[.F30]-[.F29]" office:value-type="float" office:value="1386149888" calcext:value-type="float">
            <text:p>1386149888</text:p>
          </table:table-cell>
          <table:table-cell table:formula="of:=[.D29]-[.B29]" office:value-type="float" office:value="783852940" calcext:value-type="float">
            <text:p>783852940</text:p>
          </table:table-cell>
          <table:table-cell office:value-type="float" office:value="1.53118597876103E+018" calcext:value-type="float">
            <text:p>1.53118597876103E+018</text:p>
          </table:table-cell>
          <table:table-cell/>
          <table:table-cell table:formula="of:=[.C29]/([.D29]/1000000000)" office:value-type="float" office:value="928.471019722796" calcext:value-type="float">
            <text:p>928.471019722796</text:p>
          </table:table-cell>
          <table:table-cell table:formula="of:=[.C29]/([.B29]/1000000000)" office:value-type="float" office:value="2136.81972700283" calcext:value-type="float">
            <text:p>2136.819727002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4065983" calcext:value-type="float">
            <text:p>404065983</text:p>
          </table:table-cell>
          <table:table-cell office:value-type="float" office:value="1056" calcext:value-type="float">
            <text:p>1056</text:p>
          </table:table-cell>
          <table:table-cell table:formula="of:=[.F31]-[.F30]" office:value-type="float" office:value="1131849984" calcext:value-type="float">
            <text:p>1131849984</text:p>
          </table:table-cell>
          <table:table-cell table:formula="of:=[.D30]-[.B30]" office:value-type="float" office:value="727784001" calcext:value-type="float">
            <text:p>727784001</text:p>
          </table:table-cell>
          <table:table-cell office:value-type="float" office:value="1.53118598014718E+018" calcext:value-type="float">
            <text:p>1.53118598014718E+018</text:p>
          </table:table-cell>
          <table:table-cell/>
          <table:table-cell table:formula="of:=[.C30]/([.D30]/1000000000)" office:value-type="float" office:value="932.985832864579" calcext:value-type="float">
            <text:p>932.985832864579</text:p>
          </table:table-cell>
          <table:table-cell table:formula="of:=[.C30]/([.B30]/1000000000)" office:value-type="float" office:value="2613.43454888159" calcext:value-type="float">
            <text:p>2613.43454888159</text:p>
          </table:table-cell>
        </table:table-row>
        <table:table-row table:style-name="ro1">
          <table:table-cell table:number-columns-repeated="5"/>
          <table:table-cell office:value-type="float" office:value="1.53118598127903E+018" calcext:value-type="float">
            <text:p>1.53118598127903E+0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23:08:53.741400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23:10:08.285204401</dc:date>
    <meta:editing-duration>PT8M7S</meta:editing-duration>
    <meta:editing-cycles>3</meta:editing-cycles>
    <meta:generator>LibreOffice/5.2.7.2$Linux_X86_64 LibreOffice_project/20m0$Build-2</meta:generator>
    <meta:document-statistic meta:table-count="1" meta:cell-count="239" meta:object-count="0"/>
  </office:meta>
</office:document-meta>
</file>